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0f50" officeooo:paragraph-rsid="000d0f50"/>
    </style:style>
    <style:style style:name="P2" style:family="paragraph" style:parent-style-name="Standard">
      <style:text-properties officeooo:rsid="000d0f50" officeooo:paragraph-rsid="000d0f50"/>
    </style:style>
    <style:style style:name="P3" style:family="paragraph" style:parent-style-name="Standard" style:list-style-name="L2">
      <style:text-properties officeooo:rsid="000d0f50" officeooo:paragraph-rsid="000d0f50"/>
    </style:style>
    <style:style style:name="P4" style:family="paragraph" style:parent-style-name="Standard" style:list-style-name="L1">
      <style:text-properties officeooo:rsid="000e017f" officeooo:paragraph-rsid="000e017f"/>
    </style:style>
    <style:style style:name="T1" style:family="text">
      <style:text-properties officeooo:rsid="000e017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334998424185549988" text:style-name="L1">
        <text:list-item>
          <text:p text:style-name="P4">Position the robot &amp; chair where desired, attach the 3d printed head, making sure the notch in the attachment is aligned</text:p>
        </text:list-item>
        <text:list-item>
          <text:p text:style-name="P4">Attach the violin the to left arm. The green hand sits between pegs 2 and 3. The spike sits in the recess with the most marks from the spike</text:p>
        </text:list-item>
        <text:list-item>
          <text:p text:style-name="P1">Switch on PC – password is robotorchestra</text:p>
        </text:list-item>
        <text:list-item>
          <text:p text:style-name="P4">Attach the white USB extension cable to the laptop</text:p>
        </text:list-item>
        <text:list-item>
          <text:p text:style-name="P4">Attach the USB hub to the extension cable</text:p>
        </text:list-item>
        <text:list-item>
          <text:p text:style-name="P4">Attach the two USB devices to the hub in the following order:</text:p>
        </text:list-item>
        <text:list-item>
          <text:p text:style-name="P4">Attach the power leads to the two </text:p>
          <text:list>
            <text:list-header>
              <text:p text:style-name="P4">1. Device attached to small green PCB with large capacitor</text:p>
              <text:p text:style-name="P4">2. Device attached to large stripboard</text:p>
            </text:list-header>
          </text:list>
        </text:list-item>
        <text:list-item>
          <text:p text:style-name="P1">Click on file manager (the small white icon to the left of the world (browser) symbol at the bottom left of the screen)</text:p>
        </text:list-item>
        <text:list-item>
          <text:p text:style-name="P1">The window will open at /home/alastair. Navigate to /home/alastair/opt/packages/pycharm/pycharm-community-2016.1.4/bin</text:p>
        </text:list-item>
        <text:list-item>
          <text:p text:style-name="P1">Double click on pycharm.sh. Choose the 'execute' option. The program will open with the file robot_test_json.py open in the main editor pane. A terminal will open in the pane at the bottom of the screen.</text:p>
          <text:p text:style-name="P1"/>
        </text:list-item>
        <text:list-item>
          <text:p text:style-name="P1">To run a program, click into the terminal pane, and press the 'up' key on the keyboard until the desired program is displayed in the command prompt. The three programs are listed below:</text:p>
          <text:list>
            <text:list-item>
              <text:p text:style-name="P1">Python robot_test_json.py - makes the robot move it's arm back and forth in an infinite loop</text:p>
            </text:list-item>
            <text:list-item>
              <text:p text:style-name="P1">Python robot_retract.py – moves the robot to it's open armed position</text:p>
            </text:list-item>
            <text:list-item>
              <text:p text:style-name="P1">Python robot_point.py – moves the robot to it's closed armed position</text:p>
            </text:list-item>
          </text:list>
        </text:list-item>
        <text:list-item>
          <text:p text:style-name="P1">Run robot_retract.py</text:p>
        </text:list-item>
        <text:list-item>
          <text:p text:style-name="P1">When the robot has finished moving, attach the bow to the green hand of the right arm. <text:span text:style-name="T1">Tighten the bolts holding it in place.</text:span></text:p>
        </text:list-item>
        <text:list-item>
          <text:p text:style-name="P4">The robot is now ready!</text:p>
        </text:list-item>
      </text:list>
      <text:p text:style-name="P2"/>
      <text:list xml:id="list2241885601077788525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6:17:32.929663893</meta:creation-date>
    <dc:date>2016-11-25T16:49:44.652549677</dc:date>
    <meta:editing-duration>PT1M3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9" meta:word-count="292" meta:character-count="1645" meta:non-whitespace-character-count="1385"/>
  </office:meta>
</office:document-meta>
</file>